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2.39pt"/>
    </style:style>
    <style:style style:name="co2" style:family="table-column">
      <style:table-column-properties fo:break-before="auto" style:column-width="109.5pt"/>
    </style:style>
    <style:style style:name="co3" style:family="table-column">
      <style:table-column-properties fo:break-before="auto" style:column-width="49.24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178.55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65.91pt"/>
    </style:style>
    <style:style style:name="co10" style:family="table-column">
      <style:table-column-properties fo:break-before="auto" style:column-width="159.51pt"/>
    </style:style>
    <style:style style:name="co11" style:family="table-column">
      <style:table-column-properties fo:break-before="auto" style:column-width="104.8pt"/>
    </style:style>
    <style:style style:name="co12" style:family="table-column">
      <style:table-column-properties fo:break-before="auto" style:column-width="53.94pt"/>
    </style:style>
    <style:style style:name="co13" style:family="table-column">
      <style:table-column-properties fo:break-before="auto" style:column-width="48.39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44.45pt"/>
    </style:style>
    <style:style style:name="co16" style:family="table-column">
      <style:table-column-properties fo:break-before="auto" style:column-width="19.05pt"/>
    </style:style>
    <style:style style:name="co17" style:family="table-column">
      <style:table-column-properties fo:break-before="auto" style:column-width="80.96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128.55pt"/>
    </style:style>
    <style:style style:name="co20" style:family="table-column">
      <style:table-column-properties fo:break-before="auto" style:column-width="99.24pt"/>
    </style:style>
    <style:style style:name="co21" style:family="table-column">
      <style:table-column-properties fo:break-before="auto" style:column-width="31.69pt"/>
    </style:style>
    <style:style style:name="co22" style:family="table-column">
      <style:table-column-properties fo:break-before="auto" style:column-width="42.04pt"/>
    </style:style>
    <style:style style:name="co23" style:family="table-column">
      <style:table-column-properties fo:break-before="auto" style:column-width="35.69pt"/>
    </style:style>
    <style:style style:name="co24" style:family="table-column">
      <style:table-column-properties fo:break-before="auto" style:column-width="28.54pt"/>
    </style:style>
    <style:style style:name="co25" style:family="table-column">
      <style:table-column-properties fo:break-before="auto" style:column-width="144.45pt"/>
    </style:style>
    <style:style style:name="co26" style:family="table-column">
      <style:table-column-properties fo:break-before="auto" style:column-width="142.84pt"/>
    </style:style>
    <style:style style:name="co27" style:family="table-column">
      <style:table-column-properties fo:break-before="auto" style:column-width="42.86pt"/>
    </style:style>
    <style:style style:name="co28" style:family="table-column">
      <style:table-column-properties fo:break-before="auto" style:column-width="147.66pt"/>
    </style:style>
    <style:style style:name="co29" style:family="table-column">
      <style:table-column-properties fo:break-before="auto" style:column-width="92.86pt"/>
    </style:style>
    <style:style style:name="co30" style:family="table-column">
      <style:table-column-properties fo:break-before="auto" style:column-width="46.06pt"/>
    </style:style>
    <style:style style:name="co31" style:family="table-column">
      <style:table-column-properties fo:break-before="auto" style:column-width="38.89pt"/>
    </style:style>
    <style:style style:name="co32" style:family="table-column">
      <style:table-column-properties fo:break-before="auto" style:column-width="124.61pt"/>
    </style:style>
    <style:style style:name="co33" style:family="table-column">
      <style:table-column-properties fo:break-before="auto" style:column-width="139.66pt"/>
    </style:style>
    <style:style style:name="co34" style:family="table-column">
      <style:table-column-properties fo:break-before="auto" style:column-width="150.75pt"/>
    </style:style>
    <style:style style:name="co35" style:family="table-column">
      <style:table-column-properties fo:break-before="auto" style:column-width="130.14pt"/>
    </style:style>
    <style:style style:name="co36" style:family="table-column">
      <style:table-column-properties fo:break-before="auto" style:column-width="130.96pt"/>
    </style:style>
    <style:style style:name="co37" style:family="table-column">
      <style:table-column-properties fo:break-before="auto" style:column-width="9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983211558">
      <style:table-properties table:display="true" style:writing-mode="lr-tb"/>
    </style:style>
    <style:style style:name="ta2" style:family="table" style:master-page-name="PageStyle_5f_2139224476">
      <style:table-properties table:display="true" style:writing-mode="lr-tb"/>
    </style:style>
    <style:style style:name="ta3" style:family="table" style:master-page-name="PageStyle_5f_4399228137">
      <style:table-properties table:display="true" style:writing-mode="lr-tb"/>
    </style:style>
    <style:style style:name="ta4" style:family="table" style:master-page-name="PageStyle_5f_5399919845">
      <style:table-properties table:display="true" style:writing-mode="lr-tb"/>
    </style:style>
    <style:style style:name="ta5" style:family="table" style:master-page-name="PageStyle_5f_7125411918">
      <style:table-properties table:display="true" style:writing-mode="lr-tb"/>
    </style:style>
    <style:style style:name="ta6" style:family="table" style:master-page-name="PageStyle_5f_6886372127">
      <style:table-properties table:display="true" style:writing-mode="lr-tb"/>
    </style:style>
    <style:style style:name="ta7" style:family="table" style:master-page-name="PageStyle_5f_7117618645">
      <style:table-properties table:display="true" style:writing-mode="lr-tb"/>
    </style:style>
    <style:style style:name="ta8" style:family="table" style:master-page-name="PageStyle_5f_S-6168413134">
      <style:table-properties table:display="true" style:writing-mode="lr-tb"/>
    </style:style>
    <style:style style:name="ta9" style:family="table" style:master-page-name="PageStyle_5f_S-7845213531">
      <style:table-properties table:display="true" style:writing-mode="lr-tb"/>
    </style:style>
    <style:style style:name="ta10" style:family="table" style:master-page-name="PageStyle_5f_S-9181131839">
      <style:table-properties table:display="true" style:writing-mode="lr-tb"/>
    </style:style>
    <style:style style:name="ta11" style:family="table" style:master-page-name="PageStyle_5f_S-918471357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98321155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number-columns-repeated="1000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6"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 table:number-columns-repeated="994"/>
        </table:table-row>
        <table:table-row table:style-name="ro1">
          <table:table-cell table:style-name="ce1" office:value-type="string" calcext:value-type="string">
            <text:p>VAR_All_agm-1983211558.uml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métodos abstratos</text:p>
          </table:table-cell>
          <table:table-cell table:style-name="ce1" office:value-type="string" calcext:value-type="string">
            <text:p>concerns</text:p>
          </table:table-cell>
          <table:table-cell table:style-name="ce1" office:value-type="string" calcext:value-type="string">
            <text:p>associações</text:p>
          </table:table-cell>
          <table:table-cell table:style-name="ce4" office:value-type="string" calcext:value-type="string">
            <text:p>VAR_All_agm-6168413134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/>
          <table:table-cell table:style-name="ce4" office:value-type="string" calcext:value-type="string">
            <text:p>VAR_All_agm-7845213531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/>
          <table:table-cell table:style-name="ce4" office:value-type="string" calcext:value-type="string">
            <text:p>VAR_All_agm-9181131839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<text:s/>AnimationLoppMgr 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Floor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Floor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core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MovableSprites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InitializeMg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ovableSpri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Floor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<text:s/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style-name="ce4" office:value-type="string" calcext:value-type="string">
            <text:p>MovableSpri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prit 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<text:s/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Sprit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owling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owling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Bowling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er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e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Player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Wall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owlingGame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prit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BoardMg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Match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GameBoard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tationarySprite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<text:s/>Puck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ce4" office:value-type="string" calcext:value-type="string">
            <text:p>StationarySprite 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uck 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Velocity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Puck 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Ceilin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GameBoard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Wall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Ctr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Wall 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Wall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GameBoard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Ctr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7" calcext:value-type="float">
            <text:p>7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Play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<text:s/>PongGam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/>
          <table:table-cell table:style-name="ce4"/>
          <table:table-cell table:style-name="ce4" office:value-type="string" calcext:value-type="string">
            <text:p>Game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6" calcext:value-type="float">
            <text:p>6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ongGame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uc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GameMgr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PongGame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Mg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Game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Ceiling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ovableSprites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Ceilin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addle 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Initialize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Paddle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InitializeMg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les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Brickles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les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addle 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GUI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Brick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GameBoard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Board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tationarySprite 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39224476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6"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 table:number-columns-repeated="994"/>
        </table:table-row>
        <table:table-row table:style-name="ro1">
          <table:table-cell table:style-name="ce1" office:value-type="string" calcext:value-type="string">
            <text:p>VAR_All_agm-2139224476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métodos abstratos</text:p>
          </table:table-cell>
          <table:table-cell table:style-name="ce1" office:value-type="string" calcext:value-type="string">
            <text:p>concerns</text:p>
          </table:table-cell>
          <table:table-cell table:style-name="ce1" office:value-type="string" calcext:value-type="string">
            <text:p>associações</text:p>
          </table:table-cell>
          <table:table-cell table:style-name="ce4" office:value-type="string" calcext:value-type="string">
            <text:p>VAR_All_agm-6168413134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/>
          <table:table-cell table:style-name="ce4" office:value-type="string" calcext:value-type="string">
            <text:p>VAR_All_agm-7845213531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/>
          <table:table-cell table:style-name="ce4" office:value-type="string" calcext:value-type="string">
            <text:p>VAR_All_agm-9181131839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<text:s/>AnimationLoppMg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9" office:value-type="string" calcext:value-type="string">
            <text:p>AnimationLoppMgr </text:p>
          </table:table-cell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Floor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Floor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9" office:value-type="string" calcext:value-type="string">
            <text:p>AnimationLoppMgr </text:p>
          </table:table-cell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InitializeMg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ovableSpri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Floor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style-name="ce4" office:value-type="string" calcext:value-type="string">
            <text:p>MovableSpri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prit 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Sprit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owling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owling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Bowling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9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9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9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er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e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Player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Wall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prit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BoardMg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GameBoard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tationarySprite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u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ce4" office:value-type="string" calcext:value-type="string">
            <text:p>StationarySprite 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uck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Puck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Ceilin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GameBoard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Wall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Ctr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Wall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GameBoard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9" office:value-type="string" calcext:value-type="string">
            <text:p>GameCtr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7" calcext:value-type="float">
            <text:p>7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Play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9" office:value-type="string" calcext:value-type="string">
            <text:p>Game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<text:s/>PongGam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4"/>
          <table:table-cell table:style-name="ce9" office:value-type="string" calcext:value-type="string">
            <text:p>Game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6" calcext:value-type="float">
            <text:p>6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ongGame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uck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GameM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PongGame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9" office:value-type="string" calcext:value-type="string">
            <text:p>GameMg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9" office:value-type="string" calcext:value-type="string">
            <text:p>Game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9" office:value-type="string" calcext:value-type="string">
            <text:p>Game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Ceiling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ovableSprites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Ceilin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addle 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Initialize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Paddle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InitializeMg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les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Brickles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les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addle 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Brick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GameBoard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Board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tationarySprite 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399228137" table:style-name="ta3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26" table:default-cell-style-name="Default"/>
        <table:table-column table:style-name="co8" table:number-columns-repeated="3" table:default-cell-style-name="Default"/>
        <table:table-column table:style-name="co27" table:default-cell-style-name="Default"/>
        <table:table-column table:style-name="co8" table:number-columns-repeated="1004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6"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 table:number-columns-repeated="994"/>
        </table:table-row>
        <table:table-row table:style-name="ro1">
          <table:table-cell table:style-name="ce1" office:value-type="string" calcext:value-type="string">
            <text:p>VAR_All_agm-4399228137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métodos abstratos</text:p>
          </table:table-cell>
          <table:table-cell table:style-name="ce1" office:value-type="string" calcext:value-type="string">
            <text:p>concerns</text:p>
          </table:table-cell>
          <table:table-cell table:style-name="ce1" office:value-type="string" calcext:value-type="string">
            <text:p>associações</text:p>
          </table:table-cell>
          <table:table-cell table:style-name="ce4" office:value-type="string" calcext:value-type="string">
            <text:p>VAR_All_agm-6168413134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/>
          <table:table-cell table:style-name="ce4" office:value-type="string" calcext:value-type="string">
            <text:p>VAR_All_agm-7845213531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/>
          <table:table-cell table:style-name="ce4" office:value-type="string" calcext:value-type="string">
            <text:p>VAR_All_agm-9181131839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AnimationLoopMg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Floor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Floor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InitializeMg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ovableSpri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Floor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MovableSpri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prit 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Sprit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owling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owling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Bowling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er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e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Player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Wall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u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prit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BoardMg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GameBoard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tationarySprite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StationarySprite 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uck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Puck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Ceilin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/>
          <table:table-cell table:style-name="ce4"/>
          <table:table-cell table:style-name="ce4" office:value-type="string" calcext:value-type="string">
            <text:p>GameBoard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Wall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Ctr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Wall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M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GameBoard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Ctr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7" calcext:value-type="float">
            <text:p>7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Play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<text:s/>PongGam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9" office:value-type="string" calcext:value-type="string">
            <text:p>Game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6" calcext:value-type="float">
            <text:p>6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ongGame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uck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PongGame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Mg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Game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Ceiling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ovableSprites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style-name="ce4" office:value-type="string" calcext:value-type="string">
            <text:p>Ceilin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addle 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Initialize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Paddle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InitializeMg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les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Brickles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les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addle 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Brick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GameBoard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Board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tationarySprite 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399919845" table:style-name="ta4">
        <table:table-column table:style-name="co28" table:default-cell-style-name="Default"/>
        <table:table-column table:style-name="co29" table:default-cell-style-name="Default"/>
        <table:table-column table:style-name="co2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8" table:number-columns-repeated="7" table:default-cell-style-name="Default"/>
        <table:table-column table:style-name="co33" table:default-cell-style-name="Default"/>
        <table:table-column table:style-name="co8" table:number-columns-repeated="7" table:default-cell-style-name="Default"/>
        <table:table-column table:style-name="co34" table:default-cell-style-name="Default"/>
        <table:table-column table:style-name="co8" table:number-columns-repeated="1000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6"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/>
          <table:table-cell table:style-name="ce4" office:value-type="string" calcext:value-type="string">
            <text:p>PLA</text:p>
          </table:table-cell>
          <table:table-cell table:style-name="ce4" table:number-columns-repeated="6"/>
          <table:table-cell table:number-columns-repeated="994"/>
        </table:table-row>
        <table:table-row table:style-name="ro1">
          <table:table-cell table:style-name="ce1" office:value-type="string" calcext:value-type="string">
            <text:p>VAR_All_agm-5399919845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métodos abstratos</text:p>
          </table:table-cell>
          <table:table-cell table:style-name="ce1" office:value-type="string" calcext:value-type="string">
            <text:p>concerns</text:p>
          </table:table-cell>
          <table:table-cell table:style-name="ce1" office:value-type="string" calcext:value-type="string">
            <text:p>associações</text:p>
          </table:table-cell>
          <table:table-cell table:style-name="ce4" office:value-type="string" calcext:value-type="string">
            <text:p>VAR_All_agm-6168413134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/>
          <table:table-cell table:style-name="ce4" office:value-type="string" calcext:value-type="string">
            <text:p>VAR_All_agm-7845213531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/>
          <table:table-cell table:style-name="ce4" office:value-type="string" calcext:value-type="string">
            <text:p>VAR_All_agm-9181131839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atributos</text:p>
          </table:table-cell>
          <table:table-cell table:style-name="ce4" office:value-type="string" calcext:value-type="string">
            <text:p>métodos</text:p>
          </table:table-cell>
          <table:table-cell table:style-name="ce4" office:value-type="string" calcext:value-type="string">
            <text:p>métodos abstratos</text:p>
          </table:table-cell>
          <table:table-cell table:style-name="ce4" office:value-type="string" calcext:value-type="string">
            <text:p>concerns</text:p>
          </table:table-cell>
          <table:table-cell table:style-name="ce4" office:value-type="string" calcext:value-type="string">
            <text:p>associações</text:p>
          </table:table-cell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AnimationLoopMg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Floor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Floor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AnimationLopp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core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InitializeMg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ovableSpri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Floor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MovableSprit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prit 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Sprit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owling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owling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Bowling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table:style-name="ce4"/>
          <table:table-cell table:style-name="ce4" office:value-type="string" calcext:value-type="string">
            <text:p>Game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er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e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Player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Wall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u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ce4" office:value-type="string" calcext:value-type="string">
            <text:p>BrickPile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prit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BoardMg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GameBoard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Ma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StationarySprite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StationarySprite 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uck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Puck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Ceilin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Velocity 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/>
          <table:table-cell table:style-name="ce4"/>
          <table:table-cell table:style-name="ce4" office:value-type="string" calcext:value-type="string">
            <text:p>GameBoard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Wall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Ctr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Wall 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Mg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GameBoard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layGame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Ctrl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7" calcext:value-type="float">
            <text:p>7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PlayGame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<text:s/>PongGam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9" office:value-type="string" calcext:value-type="string">
            <text:p>GameCtrl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6" office:value-type="float" office:value="6" calcext:value-type="float">
            <text:p>6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ongGame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uck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PongGame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Mg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4" office:value-type="string" calcext:value-type="string">
            <text:p>GameMgr 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Ceiling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MovableSprites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style-name="ce4" office:value-type="string" calcext:value-type="string">
            <text:p>Ceilin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addle 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InitializeMgr 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Paddle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InitializeMg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les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4"/>
          <table:table-cell table:style-name="ce4" office:value-type="string" calcext:value-type="string">
            <text:p>BricklesGam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lesGame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Paddle 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Brick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Brick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GameBoard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GameBoardGUI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GameBoardGU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tationarySprite </text:p>
          </table:table-cell>
          <table:table-cell table:style-name="ce4" table:number-columns-repeated="3"/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99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125411918" table:style-name="ta5">
        <table:table-column table:style-name="co35" table:default-cell-style-name="Default"/>
        <table:table-column table:style-name="co29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_All_agm-7125411918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concern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nimationLoppMg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eiling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Floor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GUI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Ctrl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GUI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Mg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nitializeMgr 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atch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vableSprites 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addl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er 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GameGUI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ongGame 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uck 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core 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886372127" table:style-name="ta6">
        <table:table-column table:style-name="co36" table:default-cell-style-name="Default"/>
        <table:table-column table:style-name="co29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_All_agm-6886372127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concern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nimationLoopMg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uc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117618645" table:style-name="ta7">
        <table:table-column table:style-name="co35" table:default-cell-style-name="Default"/>
        <table:table-column table:style-name="co37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_All_agm-7117618645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concern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nimationLoppMgr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owlingGame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lesGame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Pile 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eiling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Floor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Ctr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Mg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Ctr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Mg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atch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addle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er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GameGUI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ongGame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uck 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core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tationarySprite 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-6168413134" table:style-name="ta8">
        <table:table-column table:style-name="co35" table:default-cell-style-name="Default"/>
        <table:table-column table:style-name="co29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_All_agm-6168413134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Concern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nimationLoppMg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uc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-7845213531" table:style-name="ta9">
        <table:table-column table:style-name="co36" table:default-cell-style-name="Default"/>
        <table:table-column table:style-name="co29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_All_agm-7845213531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Concern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nimationLoppMg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uc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tationarySpr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-9181131839" table:style-name="ta10">
        <table:table-column table:style-name="co35" table:default-cell-style-name="Default"/>
        <table:table-column table:style-name="co29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_All_agm-9181131839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Concern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nimationLoppMg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uc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-9184713578" table:style-name="ta11">
        <table:table-column table:style-name="co36" table:default-cell-style-name="Default"/>
        <table:table-column table:style-name="co29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 calcext:value-type="string">
            <text:p>P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_All_agm-9184713578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Concern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nimationLoppMg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owling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lesGa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BrickPil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Flo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Board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Ctr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GameMg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nitializeMg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vableSpr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add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layGameG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ongGa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Puc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pri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tationarySprit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Velocity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Wa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983211558" style:display-name="PageStyle_19832115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39224476" style:display-name="PageStyle_21392244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399228137" style:display-name="PageStyle_43992281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399919845" style:display-name="PageStyle_53999198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25411918" style:display-name="PageStyle_71254119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886372127" style:display-name="PageStyle_68863721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17618645" style:display-name="PageStyle_71176186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-6168413134" style:display-name="PageStyle_S-61684131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-7845213531" style:display-name="PageStyle_S-78452135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-9181131839" style:display-name="PageStyle_S-91811318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-9184713578" style:display-name="PageStyle_S-918471357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2528" meta:object-count="0"/>
    <meta:generator>LibreOfficeDev/6.0.5.2$Linux_X86_64 LibreOffice_project/</meta:generator>
  </office:meta>
</office:document-meta>
</file>